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StateChangeListenerMapper.SheetStateChangeListenerMapper( 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ChangeSourceRule.applyRule( String name , TagAttribute attribute , MetadataTarget metadata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eetStateChangeListenerMapper.applyMetadata( FaceletContext ctx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